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style>
    <style:style style:name="P2" style:parent-style-name="Inhopg1" style:family="paragraph">
      <style:paragraph-properties>
        <style:tab-stops>
          <style:tab-stop style:type="right" style:leader-style="dotted" style:leader-text="." style:position="6.293in"/>
        </style:tab-stops>
      </style:paragraph-properties>
    </style:style>
    <style:style style:name="P3" style:parent-style-name="Inhopg1" style:family="paragraph">
      <style:paragraph-properties>
        <style:tab-stops>
          <style:tab-stop style:type="right" style:leader-style="dotted" style:leader-text="." style:position="6.293in"/>
        </style:tab-stops>
      </style:paragraph-properties>
    </style:style>
    <style:style style:name="P4" style:parent-style-name="Inhopg2" style:family="paragraph">
      <style:paragraph-properties>
        <style:tab-stops>
          <style:tab-stop style:type="right" style:leader-style="dotted" style:leader-text="." style:position="6.1402in"/>
        </style:tab-stops>
      </style:paragraph-properties>
    </style:style>
    <style:style style:name="P5" style:parent-style-name="Inhopg1" style:family="paragraph">
      <style:paragraph-properties>
        <style:tab-stops>
          <style:tab-stop style:type="right" style:leader-style="dotted" style:leader-text="." style:position="6.293in"/>
        </style:tab-stops>
      </style:paragraph-properties>
    </style:style>
    <style:style style:name="P6" style:parent-style-name="Inhopg1" style:family="paragraph">
      <style:paragraph-properties>
        <style:tab-stops>
          <style:tab-stop style:type="right" style:leader-style="dotted" style:leader-text="." style:position="6.293in"/>
        </style:tab-stops>
      </style:paragraph-properties>
    </style:style>
    <style:style style:name="P7" style:parent-style-name="Inhopg1" style:family="paragraph">
      <style:paragraph-properties>
        <style:tab-stops>
          <style:tab-stop style:type="right" style:leader-style="dotted" style:leader-text="." style:position="6.293in"/>
        </style:tab-stops>
      </style:paragraph-properties>
    </style:style>
    <style:style style:name="P8" style:parent-style-name="Lijstalinea" style:family="paragraph"/>
    <style:style style:name="P9" style:parent-style-name="Lijstalinea" style:family="paragraph"/>
    <style:style style:name="P10" style:parent-style-name="Standaard" style:family="paragraph">
      <style:text-properties fo:font-size="12pt" style:font-size-asian="12pt" style:font-size-complex="12pt"/>
    </style:style>
    <style:style style:name="P11" style:parent-style-name="Standaard" style:family="paragraph">
      <style:text-properties fo:font-size="12pt" style:font-size-asian="12pt" style:font-size-complex="12pt"/>
    </style:style>
  </office:automatic-styles>
  <office:body>
    <office:text text:use-soft-page-breaks="true">
      <text:p text:style-name="P1"><text:s text:c="6"/><text:s text:c="2"/><text:s/>Test opdracht<text:s/>+TEST CENARIO</text:p>
      <text:p text:style-name="Standaard"/>
      <text:h text:style-name="Kopvaninhoudsopgave" text:outline-level="1"><text:bookmark-start text:name="_Toc131586843"/>Inhoud<text:bookmark-end text:name="_Toc131586843"/></text:h>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2"><text:a xlink:href="#_Toc131586843" office:target-frame-name="_top" xlink:show="replace"><text:span text:style-name="Hyperlink">Inhoud</text:span><text:tab/>1</text:a></text:p>
          <text:p text:style-name="P3"><text:a xlink:href="#_Toc131586844" office:target-frame-name="_top" xlink:show="replace"><text:span text:style-name="Hyperlink">Test van Crud+s:</text:span><text:tab/>1</text:a></text:p>
          <text:p text:style-name="P4"><text:a xlink:href="#_Toc131586845" office:target-frame-name="_top" xlink:show="replace"><text:span text:style-name="Hyperlink">Test uitsalg van websitekleuren:</text:span><text:tab/>3</text:a></text:p>
          <text:p text:style-name="P5"><text:a xlink:href="#_Toc131586846" office:target-frame-name="_top" xlink:show="replace"><text:span text:style-name="Hyperlink">Test SEO:</text:span><text:tab/>3</text:a></text:p>
          <text:p text:style-name="P6"><text:a xlink:href="#_Toc131586847" office:target-frame-name="_top" xlink:show="replace"><text:span text:style-name="Hyperlink">Waarom is seo belangrijk:</text:span><text:tab/>3</text:a></text:p>
          <text:p text:style-name="P7"><text:a xlink:href="#_Toc131586848" office:target-frame-name="_top" xlink:show="replace"><text:span text:style-name="Hyperlink">Verbetering <text:s/>Navbar:</text:span><text:tab/>3</text:a></text:p>
        </text:index-body>
      </text:table-of-content>
      <text:p text:style-name="Standaard"/>
      <text:h text:style-name="Kop2" text:outline-level="2"><text:bookmark-start text:name="_Toc106960762"/></text:h>
      <text:h text:style-name="Kop1" text:outline-level="1"><text:bookmark-start text:name="_Toc131586844"/>Test van<text:s/>Crud+s:<text:bookmark-end text:name="_Toc131586844"/></text:h>
      <text:p text:style-name="Standaard"/>
      <text:p text:style-name="Standaard">De test is compleet hier is de manier hoe wij hebben getest:</text:p>
      <text:list text:style-name="LFO1" text:continue-numbering="true">
        <text:list-item>
          <text:p text:style-name="P8">Doel van de test:</text:p>
        </text:list-item>
      </text:list>
      <text:p text:style-name="Standaard">Het doel van deze test is om te controleren of alle CRUD+ S-functionaliteiten van de website correct werken. Deze functionaliteiten omvatten het maken, lezen, bijwerken, verwijderen en zoeken van gegevens.</text:p>
      <text:p text:style-name="Standaard"/>
      <text:list text:style-name="LFO1" text:continue-numbering="true">
        <text:list-item>
          <text:p text:style-name="P9">Testomgeving:</text:p>
        </text:list-item>
      </text:list>
      <text:p text:style-name="Standaard">De testomgeving omvat een lokale ontwikkelingsomgeving met een webserver en een database.</text:p>
      <text:p text:style-name="Standaard"/>
      <text:p text:style-name="Standaard"><text:s text:c="9"/>3. Testscenario's:</text:p>
      <text:p text:style-name="Standaard">3.1. Maken van gegevens:</text:p>
      <text:p text:style-name="Standaard"/>
      <text:p text:style-name="Standaard">Ga naar de "Maak" pagina van de website.</text:p>
      <text:p text:style-name="Standaard">Vul alle vereiste velden in en verstuur het formulier.</text:p>
      <text:p text:style-name="Standaard">Controleer of de gegevens correct zijn opgeslagen in de database.</text:p>
      <text:p text:style-name="Standaard">Controleer of de gegevens correct worden weergegeven op de "Lees" pagina van de website.</text:p>
      <text:p text:style-name="Standaard">3.2. Lezen van gegevens:</text:p>
      <text:p text:style-name="Standaard"/>
      <text:p text:style-name="Standaard">Ga naar de "Lees" pagina van de website.</text:p>
      <text:soft-page-break/>
      <text:p text:style-name="Standaard">Controleer of alle gegevens correct worden weergegeven.</text:p>
      <text:p text:style-name="Standaard">Klik op een record om de details te bekijken.</text:p>
      <text:p text:style-name="Standaard">Controleer of de details correct worden weergegeven.</text:p>
      <text:p text:style-name="Standaard">3.3. Bijwerken van gegevens:</text:p>
      <text:p text:style-name="Standaard"/>
      <text:p text:style-name="Standaard">Ga naar de "Lees" pagina van de website.</text:p>
      <text:p text:style-name="Standaard">Klik op de knop "Bewerken" naast het record dat u wilt bijwerken.</text:p>
      <text:p text:style-name="Standaard">Vul de gewenste wijzigingen in en verstuur het formulier.</text:p>
      <text:p text:style-name="Standaard">Controleer of de gegevens correct zijn bijgewerkt in de database.</text:p>
      <text:p text:style-name="Standaard">Controleer of de gegevens correct worden weergegeven op de "Lees" pagina van de website.</text:p>
      <text:p text:style-name="Standaard">3.4. Verwijderen van gegevens:</text:p>
      <text:p text:style-name="Standaard"/>
      <text:p text:style-name="Standaard">Ga naar de "Lees" pagina van de website.</text:p>
      <text:p text:style-name="Standaard">Klik op de knop "Verwijderen" naast het record dat u wilt verwijderen.</text:p>
      <text:p text:style-name="Standaard">Bevestig dat u het record wilt verwijderen.</text:p>
      <text:p text:style-name="Standaard">Controleer of het record is verwijderd uit de database.</text:p>
      <text:p text:style-name="Standaard">Controleer of het record niet langer wordt weergegeven op de "Lees" pagina van de website.</text:p>
      <text:p text:style-name="Standaard">3.5. Zoeken van gegevens:</text:p>
      <text:p text:style-name="Standaard"/>
      <text:p text:style-name="Standaard">Ga naar de "Zoeken" pagina van de website.</text:p>
      <text:p text:style-name="Standaard">Vul de zoekcriteria in en verstuur het formulier.</text:p>
      <text:p text:style-name="Standaard">Controleer of de zoekresultaten correct worden weergegeven.</text:p>
      <text:p text:style-name="Standaard">Verwachte resultaten:</text:p>
      <text:p text:style-name="Standaard">Alle functionaliteiten werken zonder fouten.</text:p>
      <text:p text:style-name="Standaard">Gegevens worden correct opgeslagen in de database.</text:p>
      <text:p text:style-name="Standaard">Gegevens worden correct weergegeven op de website.</text:p>
      <text:p text:style-name="Standaard">Bijwerken en verwijderen van gegevens werkt zoals verwacht.</text:p>
      <text:p text:style-name="Standaard">Zoeken van gegevens levert de juiste resultaten op.</text:p>
      <text:p text:style-name="Standaard">Risico's:</text:p>
      <text:p text:style-name="Standaard">Er kunnen fouten optreden bij het opslaan van gegevens in de database.</text:p>
      <text:p text:style-name="Standaard">Er kunnen fouten optreden bij het bijwerken of verwijderen van gegevens.</text:p>
      <text:soft-page-break/>
      <text:p text:style-name="Standaard">Zoekopdrachten kunnen verkeerde resultaten opleveren als de zoekcriteria niet correct zijn ingevuld.</text:p>
      <text:p text:style-name="Standaard">Conclusie:</text:p>
      <text:p text:style-name="Standaard">Als alle testscenario's succesvol zijn voltooid en de verwachte resultaten worden behaald, kan worden geconcludeerd dat de CRUD+ S-functionaliteiten van de website correct werken en dat de website klaar is voor productiegebruik.</text:p>
      <text:p text:style-name="Standaard"/>
      <text:h text:style-name="Kop2" text:outline-level="2"><text:bookmark-start text:name="_Toc131586845"/>Test uitsalg van websitekleuren:<text:bookmark-end text:name="_Toc106960762"/><text:bookmark-end text:name="_Toc131586845"/></text:h>
      <text:p text:style-name="Standaard"/>
      <text:p text:style-name="Standaard">Ons<text:s/>A/B testing was niet goed de kleuren waren best wel mooi maar niet duidelijk voor mensen wat ik aan heb gewerkt is dat de kleuren beetje lichter gemaakt en de tekstkleur donker gemaakt waarom ik dat heb gemaakt is omdat het meer aantrekkelijk is voor mensen en ook veel beter en zien baar voor oude mensen of mensen die zich slecht zien. Wat ik nog meer heb gemaakt voor het verbetering van mijn website is dat niet veel kleuren heb gebruikt dat is goed want veel kleuren maakt die website minder netjes dat is een goede punt die ik heb verbetert na aanleiding van mij fout om veel kleuren te gebruiken. ik heb ook een foutje gemaakt met kleurconsistentie hoe ik heb deze fout ontdekt is door te vragen aan mijn vader wat vindt u van mijn website toen zei hij kan beter daardoor kwam ik achter dat is de kleuren van de producten moet veranderen zodat ik een mooi kleurconsistentie krijg met de rest van het opbouwen van mijn website. En ook rood kleur aan geven voor pagina waar aanbiedingen in zetten dat maakt voor mensen duidelijk om te zien dat er korting is.</text:p>
      <text:h text:style-name="Kop1" text:outline-level="1"><text:bookmark-start text:name="_Toc99025229"/><text:bookmark-start text:name="_Toc106960763"/><text:bookmark-start text:name="_Toc131586846"/>Test SEO:<text:bookmark-end text:name="_Toc99025229"/><text:bookmark-end text:name="_Toc106960763"/><text:bookmark-end text:name="_Toc131586846"/></text:h>
      <text:p text:style-name="P10"/>
      <text:p text:style-name="P11">Hoe heb ik mijn Seo verbetert:</text:p>
      <text:p text:style-name="Standaard">Na het maken van mijn webshop zag ik dat mijn Seo op 82% is. Dat vind ik niet zo goed. Als eerst heb ik verschillende meta toegevoegd in de head van alle pagina’s van mijn webshop om mijn percentage te verhogen van seo. En dat heeft een stukje geholpen na het toevoegen van de Mata’s stond ik op 89%. Meta help voor de bezoeker om te zien waar gaat je website over en de behoud van je website en Zoekmachines zoals Google gebruiken metadata van metatags om aanvullende informatie over de webpagina te begrijpen. Wat verder heb ik gedaan is het toevoegen van de links de reden waarom ik dat heb gedaan is dat In SEO worden deze links backlinks genoemd. Door backlinks van hoogwaardige sites te krijgen, kunt u autoriteit aan uw site doorgeven en kunt u hoger scoren op de pagina's met zoekresultaten van zoekmachines op google en het is belangrijk voor de bezoekers om makkelijk door andere pagina’s te kunnen gaan dat heeft ook een stukje geholpen om mijn seo te percentage te verhogen wat ik als laatst heb gedaan om aan 100 procent te komen is ALT- tags toevoegen aan de foto’s en dat helpt want er worden gebruikt om de afbeelding te beschrijven of wat de afbeelding voorstelt. Een van de belangrijkste doelen van ALT-tags is het voordeel van visueel gehandicapte gebruikers die schermlezers gebruiken tijdens het browsen. En dat trekt je seo percentage veel om hoog.</text:p>
      <text:p text:style-name="Standaard"/>
      <text:h text:style-name="Kop1" text:outline-level="1"><text:bookmark-start text:name="_Toc99025230"/><text:bookmark-start text:name="_Toc106960764"/><text:bookmark-start text:name="_Toc131586847"/>Waarom is seo belangrijk:<text:bookmark-end text:name="_Toc99025230"/><text:bookmark-end text:name="_Toc106960764"/><text:bookmark-end text:name="_Toc131586847"/></text:h>
      <text:p text:style-name="Standaard"/>
      <text:soft-page-break/>
      <text:p text:style-name="Standaard">seo is belangrijk <text:s/>voor het zoeken van je website. Zodat je website makkelijk te vinden wordt en het is makkelijk voor mensen de je website zoeken bijvoorbeeld als je een webshop heeft en je wilt je producten makkelijk en mogelijk verkopen dan is heel belangrijk dat je seo op 100% he <text:s text:c="4"/></text:p>
      <text:h text:style-name="Kop1" text:outline-level="1"><text:bookmark-start text:name="_Toc106960765"/><text:bookmark-start text:name="_Toc131586848"/>Verbetering <text:s/>Navbar:<text:bookmark-end text:name="_Toc106960765"/><text:bookmark-end text:name="_Toc131586848"/></text:h>
      <text:p text:style-name="Standaard"/>
      <text:p text:style-name="Standaard">Een foutje dat Ik heb mijn navbar geen achter kleur gegeven dat is niet goed ik kwam er achter dat met een achter kleur wordt meer duidelijk en ziens en ook mensen kunnen snel door heen er wordt ook hover gadaan om mensen voor de zekerk heid weten waar ze drukken of naar welke pagina’s gaan ze. <text:s/>Ik heb ook hamburger navbar toegevoegd dat is meer bedoeld voor mensen op telefoons.</text:p>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paragraph-properties fo:line-height="106%"/>
      <style:text-properties style:language-asian="nl" style:country-asian="NL" fo:hyphenate="true"/>
    </style:style>
    <style:style style:name="Inhopg2" style:display-name="Inhopg 2" style:family="paragraph" style:parent-style-name="Standaard" style:next-style-name="Standaard" style:auto-update="true">
      <style:paragraph-properties fo:margin-bottom="0.0694in" fo:line-height="106%" fo:margin-left="0.1527in">
        <style:tab-stops/>
      </style:paragraph-properties>
      <style:text-properties style:font-name-asian="Times New Roman" style:font-name-complex="Times New Roman" style:language-asian="nl" style:country-asian="NL" fo:hyphenate="true"/>
    </style:style>
    <style:style style:name="Inhopg1" style:display-name="Inhopg 1" style:family="paragraph" style:parent-style-name="Standaard" style:next-style-name="Standaard" style:auto-update="true">
      <style:paragraph-properties fo:margin-bottom="0.0694in" fo:line-height="106%"/>
      <style:text-properties style:font-name-asian="Times New Roman" style:font-name-complex="Times New Roman" style:language-asian="nl" style:country-asian="NL" fo:hyphenate="true"/>
    </style:style>
    <style:style style:name="Inhopg3" style:display-name="Inhopg 3" style:family="paragraph" style:parent-style-name="Standaard" style:next-style-name="Standaard" style:auto-update="true">
      <style:paragraph-properties fo:margin-bottom="0.0694in" fo:line-height="106%" fo:margin-left="0.3055in">
        <style:tab-stops/>
      </style:paragraph-properties>
      <style:text-properties style:font-name-asian="Times New Roman" style:font-name-complex="Times New Roman" style:language-asian="nl" style:country-asian="NL" fo:hyphenate="tru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iras Awad</meta:initial-creator>
    <dc:creator>Firas Awad</dc:creator>
    <meta:creation-date>2023-04-05T09:33:00Z</meta:creation-date>
    <dc:date>2023-04-05T09:33:00Z</dc:date>
    <meta:template xlink:href="Normal" xlink:type="simple"/>
    <meta:editing-cycles>2</meta:editing-cycles>
    <meta:editing-duration>PT0S</meta:editing-duration>
    <meta:document-statistic meta:page-count="4" meta:paragraph-count="12" meta:word-count="985" meta:character-count="6395" meta:row-count="45" meta:non-whitespace-character-count="5422"/>
  </office:meta>
</office:document-meta>
</file>